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589aff" draw:textarea-vertical-align="middle" draw:auto-grow-height="false" draw:fit-to-size="false" style:shrink-to-fit="false" fo:min-height="4.216cm" fo:min-width="7.544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589aff" draw:textarea-vertical-align="middle" draw:auto-grow-height="false" draw:fit-to-size="false" style:shrink-to-fit="false" fo:min-height="4.216cm" fo:min-width="7.545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draw:stroke-linejoin="round" svg:stroke-linecap="butt" draw:fill="solid" draw:fill-color="#589aff" draw:textarea-vertical-align="middle" draw:auto-grow-height="false" draw:fit-to-size="false" style:shrink-to-fit="false" fo:min-height="4.216cm" fo:min-width="3.36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round" svg:stroke-linecap="butt" draw:fill="solid" draw:fill-color="#c0c0c0" draw:textarea-vertical-align="top" draw:auto-grow-height="false" fo:min-height="0cm" fo:min-width="2.18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round" svg:stroke-linecap="butt" draw:fill="solid" draw:fill-color="#c0c0c0" draw:textarea-vertical-align="top" draw:auto-grow-height="false" fo:min-height="0cm" fo:min-width="2.481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solid" svg:stroke-width="0.026cm" svg:stroke-color="#000000" draw:stroke-linejoin="round" svg:stroke-linecap="butt" draw:fill="solid" draw:fill-color="#c7ddff" draw:textarea-vertical-align="middle" draw:auto-grow-height="false" draw:fit-to-size="false" style:shrink-to-fit="false" fo:min-height="2.298cm" fo:min-width="3.498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svg:stroke-linecap="butt" draw:fill="solid" draw:fill-color="#c0c0c0" draw:textarea-vertical-align="top" draw:auto-grow-height="false" fo:min-height="2.296cm" fo:min-width="0.265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2" style:family="paragraph">
      <loext:graphic-properties draw:fill="solid" draw:fill-color="#589a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" style:family="paragraph">
      <loext:graphic-properties draw:fill="solid" draw:fill-color="#c0c0c0"/>
      <style:paragraph-properties fo:text-align="center"/>
      <style:text-properties fo:font-size="18pt"/>
    </style:style>
    <style:style style:name="P6" style:family="paragraph">
      <loext:graphic-properties draw:fill="solid" draw:fill-color="#c7dd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hteck 4" draw:style-name="gr1" draw:text-style-name="P2" draw:layer="layout" svg:width="8.051cm" svg:height="4.469cm" svg:x="1.993cm" svg:y="8.631cm">
          <text:p text:style-name="P1"><text:span text:style-name="T1">Entwicklungs-</text:span><text:span text:style-name="T1">plat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2" draw:text-style-name="P2" draw:layer="layout" svg:width="8.052cm" svg:height="4.469cm" svg:x="19.588cm" svg:y="8.631cm">
          <text:p text:style-name="P1"><text:span text:style-name="T1">Stag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3" draw:text-style-name="P2" draw:layer="layout" svg:width="3.876cm" svg:height="4.469cm" svg:x="12.729cm" svg:y="8.631cm">
          <text:p text:style-name="P1"><text:span text:style-name="T1">Git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4" draw:text-style-name="P4" draw:layer="layout" svg:width="2.304cm" svg:height="1.098cm" svg:x="4.676cm" svg:y="6.973cm">
          <text:p text:style-name="P3"><text:span text:style-name="T2">So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" draw:text-style-name="P4" draw:layer="layout" svg:width="2.967cm" svg:height="1.098cm" svg:x="13.559cm" svg:y="6.973cm">
          <text:p text:style-name="P3"><text:span text:style-name="T2">Abglei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6" draw:text-style-name="P4" draw:layer="layout" svg:width="1.185cm" svg:height="1.098cm" svg:x="22.655cm" svg:y="6.973cm">
          <text:p text:style-name="P3"><text:span text:style-name="T2">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7" draw:text-style-name="P5" draw:layer="layout" svg:width="2.682cm" svg:height="0.002cm" svg:x="10.046cm" svg:y="10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8" draw:text-style-name="P5" draw:layer="layout" svg:width="2.981cm" svg:height="0.002cm" svg:x="16.606cm" svg:y="10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20" draw:style-name="gr9" draw:text-style-name="P6" draw:layer="layout" svg:width="5.664cm" svg:height="3.608cm" svg:x="1.101cm" svg:y="2.472cm">
          <text:p text:style-name="P1"><text:span text:style-name="T2">SWE</text:span></text:p>
          <text:p text:style-name="P1"><text:span text:style-name="T2">exter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21" draw:style-name="gr10" draw:text-style-name="P5" draw:layer="layout" svg:width="0.765cm" svg:height="2.546cm" svg:x="3.931cm" svg:y="6.085cm">
          <text:p/>
          <draw:enhanced-geometry draw:mirror-horizontal="false" draw:mirror-vertical="false" svg:viewBox="0 0 21600 21600" draw:type="mso-spt32" draw:enhanced-path="M 0 0 L 21600 216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 Schnatterer</meta:initial-creator>
    <meta:creation-date>2020-10-28T18:33:42.390261549</meta:creation-date>
    <dc:date>2020-10-28T18:35:51.050285160</dc:date>
    <dc:creator>Johannes Schnatterer</dc:creator>
    <meta:editing-duration>PT2M9S</meta:editing-duration>
    <meta:editing-cycles>1</meta:editing-cycles>
    <meta:document-statistic meta:object-count="10"/>
    <meta:generator>LibreOffice/6.4.6.2$Linux_X86_64 LibreOffice_project/40$Build-2</meta:generator>
  </office:meta>
</office:document-meta>
</file>